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611cm"/>
    </style:style>
    <style:style style:name="Tabela1.B" style:family="table-column">
      <style:table-column-properties style:column-width="8.846cm"/>
    </style:style>
    <style:style style:name="Tabela1.C" style:family="table-column">
      <style:table-column-properties style:column-width="2.985cm"/>
    </style:style>
    <style:style style:name="Tabela1.D" style:family="table-column">
      <style:table-column-properties style:column-width="2.559cm"/>
    </style:style>
    <style:style style:name="Tabela1.1" style:family="table-row">
      <style:table-row-properties style:min-row-height="0.549cm"/>
    </style:style>
    <style:style style:name="Tabela1.A1" style:family="table-cell">
      <style:table-cell-properties style:vertical-align="middle" fo:padding="0.049cm" fo:border="0.05pt solid #000000"/>
    </style:style>
    <style:style style:name="Tabela1.C2" style:family="table-cell" style:data-style-name="N4">
      <style:table-cell-properties style:vertical-align="middle" fo:padding="0.049cm" fo:border="0.05pt solid #000000"/>
    </style:style>
    <style:style style:name="Tabela2" style:family="table">
      <style:table-properties style:width="14.609cm" table:align="left"/>
    </style:style>
    <style:style style:name="Tabela2.A" style:family="table-column">
      <style:table-column-properties style:column-width="2.228cm"/>
    </style:style>
    <style:style style:name="Tabela2.B" style:family="table-column">
      <style:table-column-properties style:column-width="9.151cm"/>
    </style:style>
    <style:style style:name="Tabela2.C" style:family="table-column">
      <style:table-column-properties style:column-width="3.23cm"/>
    </style:style>
    <style:style style:name="Tabela2.1" style:family="table-row">
      <style:table-row-properties style:min-row-height="0.549cm"/>
    </style:style>
    <style:style style:name="Tabela2.A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.C2" style:family="table-cell" style:data-style-name="N4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.C3" style:family="table-cell" style:data-style-name="N4">
      <style:table-cell-properties style:vertical-align="middle" fo:padding="0.049cm" fo:border="0.05pt solid #000000"/>
    </style:style>
    <style:style style:name="Tabela3" style:family="table">
      <style:table-properties style:width="0.751cm" fo:margin-left="0.593cm" fo:margin-top="0cm" fo:margin-bottom="0cm" table:align="left" style:writing-mode="lr-tb"/>
    </style:style>
    <style:style style:name="Tabela3.A" style:family="table-column">
      <style:table-column-properties style:column-width="0.751cm"/>
    </style:style>
    <style:style style:name="Tabela3.1" style:family="table-row">
      <style:table-row-properties style:min-row-height="1.365cm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style style:name="P2" style:family="paragraph" style:parent-style-name="Standard">
      <style:text-properties style:font-name="Tahoma" fo:font-size="7pt" officeooo:paragraph-rsid="001b74b3" style:font-size-asian="7pt" style:font-name-complex="Arial1" style:font-size-complex="7pt"/>
    </style:style>
    <style:style style:name="P3" style:family="paragraph" style:parent-style-name="Standard">
      <style:text-properties style:font-name="Arial" fo:font-size="7pt" officeooo:paragraph-rsid="001b74b3" style:font-size-asian="7pt" style:font-name-complex="Arial1" style:font-size-complex="7pt"/>
    </style:style>
    <style:style style:name="P4" style:family="paragraph" style:parent-style-name="Standard">
      <style:text-properties style:font-name="Arial" fo:font-size="7pt" officeooo:rsid="001af2a9" officeooo:paragraph-rsid="001b74b3" style:font-size-asian="7pt" style:font-name-complex="Arial1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officeooo:paragraph-rsid="001b74b3" style:font-size-asian="7pt" style:font-name-complex="Arial1" style:font-size-complex="7pt"/>
    </style:style>
    <style:style style:name="P6" style:family="paragraph" style:parent-style-name="Standard">
      <style:text-properties style:font-name="Arial" fo:font-size="7pt" officeooo:paragraph-rsid="001e9a86" style:font-size-asian="7pt" style:font-name-complex="Arial1" style:font-size-complex="7pt"/>
    </style:style>
    <style:style style:name="P7" style:family="paragraph" style:parent-style-name="Standard">
      <style:text-properties style:font-name="Arial" fo:font-size="7pt" officeooo:rsid="00227b1b" officeooo:paragraph-rsid="001b74b3" style:font-size-asian="7pt" style:font-name-complex="Arial1" style:font-size-complex="7pt"/>
    </style:style>
    <style:style style:name="P8" style:family="paragraph" style:parent-style-name="Standard">
      <style:paragraph-properties>
        <style:tab-stops>
          <style:tab-stop style:position="5.345cm"/>
        </style:tab-stops>
      </style:paragraph-properties>
      <style:text-properties style:font-name="Arial" fo:font-size="7pt" officeooo:paragraph-rsid="001b74b3" style:font-size-asian="7pt" style:font-name-complex="Arial1" style:font-size-complex="7pt"/>
    </style:style>
    <style:style style:name="P9" style:family="paragraph" style:parent-style-name="Standard">
      <style:text-properties style:font-name="Arial" fo:font-size="7pt" officeooo:rsid="00315d74" officeooo:paragraph-rsid="00315d74" style:font-size-asian="7pt" style:font-name-complex="Arial1" style:font-size-complex="7pt"/>
    </style:style>
    <style:style style:name="P10" style:family="paragraph" style:parent-style-name="Standard">
      <style:text-properties style:font-name="Arial" fo:font-size="7pt" officeooo:paragraph-rsid="00315d74" style:font-size-asian="7pt" style:font-name-complex="Arial1" style:font-size-complex="7pt"/>
    </style:style>
    <style:style style:name="P11" style:family="paragraph" style:parent-style-name="Standard">
      <style:text-properties style:font-name="Arial" fo:font-size="7pt" officeooo:paragraph-rsid="001d0a2e" style:font-size-asian="7pt" style:font-size-complex="7pt"/>
    </style:style>
    <style:style style:name="P12" style:family="paragraph" style:parent-style-name="Standard">
      <style:text-properties style:font-name="Arial" fo:font-size="7pt" officeooo:paragraph-rsid="001b74b3" style:font-size-asian="7pt" style:font-size-complex="7pt"/>
    </style:style>
    <style:style style:name="P13" style:family="paragraph" style:parent-style-name="Standard">
      <style:text-properties style:font-name="Arial" fo:font-size="7pt" officeooo:rsid="0016dd8b" officeooo:paragraph-rsid="001b74b3" style:font-size-asian="7pt" style:font-size-complex="7pt"/>
    </style:style>
    <style:style style:name="P14" style:family="paragraph" style:parent-style-name="Standard">
      <style:text-properties style:font-name="Arial" fo:font-size="7pt" style:text-underline-style="solid" style:text-underline-width="auto" style:text-underline-color="font-color" fo:font-weight="bold" officeooo:paragraph-rsid="001b74b3" style:font-size-asian="7pt" style:font-weight-asian="bold" style:font-name-complex="Arial1" style:font-size-complex="7pt"/>
    </style:style>
    <style:style style:name="P15" style:family="paragraph" style:parent-style-name="Standard">
      <style:text-properties style:font-name="Arial" fo:font-size="7pt" fo:font-weight="bold" officeooo:paragraph-rsid="001b74b3" style:font-size-asian="7pt" style:font-weight-asian="bold" style:font-name-complex="Arial1" style:font-size-complex="7pt"/>
    </style:style>
    <style:style style:name="P16" style:family="paragraph" style:parent-style-name="Standard">
      <style:text-properties style:font-name="Arial" fo:font-size="7pt" officeooo:paragraph-rsid="001b74b3" style:font-name-asian="Times New Roman" style:font-size-asian="7pt" style:font-name-complex="Times New Roman" style:font-size-complex="7pt"/>
    </style:style>
    <style:style style:name="P17" style:family="paragraph" style:parent-style-name="Standard">
      <style:text-properties fo:font-size="7pt" officeooo:rsid="0019ffa4" officeooo:paragraph-rsid="0019ffa4" style:font-size-asian="7pt" style:font-size-complex="7pt"/>
    </style:style>
    <style:style style:name="P18" style:family="paragraph" style:parent-style-name="Standard">
      <style:text-properties fo:font-size="7pt" officeooo:paragraph-rsid="001e6d81" style:font-size-asian="7pt" style:font-size-complex="7pt"/>
    </style:style>
    <style:style style:name="P19" style:family="paragraph" style:parent-style-name="Standard">
      <style:text-properties officeooo:paragraph-rsid="00315d74"/>
    </style:style>
    <style:style style:name="P20" style:family="paragraph" style:parent-style-name="Standard">
      <style:paragraph-properties fo:margin-left="0.042cm" fo:margin-right="0cm" fo:margin-top="0cm" fo:margin-bottom="0.49cm" loext:contextual-spacing="false" fo:text-indent="0cm" style:auto-text-indent="false"/>
      <style:text-properties style:font-name="Arial" fo:font-size="7pt" officeooo:paragraph-rsid="001d0a2e" style:font-size-asian="7pt" style:font-size-complex="7pt"/>
    </style:style>
    <style:style style:name="P21" style:family="paragraph" style:parent-style-name="Standard">
      <style:paragraph-properties fo:margin-left="1.309cm" fo:margin-right="0cm" fo:text-indent="0cm" style:auto-text-indent="false"/>
      <style:text-properties style:font-name="Arial" fo:font-size="7pt" officeooo:paragraph-rsid="001b74b3" style:font-size-asian="7pt" style:font-name-complex="Arial1" style:font-size-complex="7pt"/>
    </style:style>
    <style:style style:name="P22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fo:font-weight="bold" officeooo:paragraph-rsid="001b74b3" style:font-name-asian="Times New Roman" style:font-size-asian="7pt" style:font-weight-asian="bold" style:font-name-complex="Times New Roman" style:font-size-complex="7pt"/>
    </style:style>
    <style:style style:name="P23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officeooo:paragraph-rsid="001b74b3" style:font-name-asian="Times New Roman" style:font-size-asian="7pt" style:font-name-complex="Times New Roman" style:font-size-complex="7pt"/>
    </style:style>
    <style:style style:name="P24" style:family="paragraph" style:parent-style-name="Standard">
      <style:paragraph-properties fo:break-before="page"/>
      <style:text-properties style:font-name="Arial" fo:font-size="7pt" officeooo:paragraph-rsid="001b74b3" style:font-size-asian="7pt" style:font-name-complex="Arial1" style:font-size-complex="7pt"/>
    </style:style>
    <style:style style:name="P25" style:family="paragraph" style:parent-style-name="Table_20_Contents">
      <style:paragraph-properties fo:text-align="start" style:justify-single-word="false"/>
      <style:text-properties fo:color="#000000" fo:font-size="7pt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7pt" officeooo:rsid="00289ebf" officeooo:paragraph-rsid="00289ebf" style:font-size-asian="7pt" style:font-size-complex="7pt"/>
    </style:style>
    <style:style style:name="P27" style:family="paragraph" style:parent-style-name="Table_20_Contents">
      <style:paragraph-properties fo:text-align="end" style:justify-single-word="false"/>
      <style:text-properties fo:color="#000000" fo:font-size="7pt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color="#000000" fo:font-size="7pt" officeooo:rsid="002ba2a5" officeooo:paragraph-rsid="002ba2a5" style:font-size-asian="7pt" style:font-size-complex="7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0pt" officeooo:paragraph-rsid="001b74b3" style:font-size-asian="10pt" style:font-name-complex="Arial1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officeooo:rsid="001b74b3" officeooo:paragraph-rsid="001b74b3" style:font-size-asian="10pt" style:font-name-complex="Arial1" style:font-size-complex="10pt"/>
    </style:style>
    <style:style style:name="P31" style:family="paragraph" style:parent-style-name="Standard">
      <style:text-properties style:font-name="Arial" fo:font-size="10pt" officeooo:paragraph-rsid="001b74b3" style:font-size-asian="10pt" style:font-name-complex="Arial1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officeooo:paragraph-rsid="001b74b3" style:font-size-asian="10pt" style:font-size-complex="10pt"/>
    </style:style>
    <style:style style:name="P33" style:family="paragraph" style:parent-style-name="Standard" style:master-page-name="Converted2">
      <style:paragraph-properties style:page-number="auto"/>
      <style:text-properties style:font-name="Arial" fo:font-size="7pt" officeooo:paragraph-rsid="001b74b3" style:font-size-asian="7pt" style:font-name-complex="Arial1" style:font-size-complex="7pt"/>
    </style:style>
    <style:style style:name="P34" style:family="paragraph" style:parent-style-name="Standard" style:master-page-name="Converted4">
      <style:paragraph-properties style:page-number="auto"/>
      <style:text-properties style:font-name="Arial" fo:font-size="7pt" officeooo:paragraph-rsid="001b74b3" style:font-size-asian="7pt" style:font-name-complex="Arial1" style:font-size-complex="7pt"/>
    </style:style>
    <style:style style:name="P35" style:family="paragraph" style:parent-style-name="Standard" style:master-page-name="Converted5">
      <style:paragraph-properties style:page-number="auto"/>
      <style:text-properties style:font-name="Arial" fo:font-size="7pt" officeooo:paragraph-rsid="001b74b3" style:font-size-asian="7pt" style:font-name-complex="Arial1" style:font-size-complex="7pt"/>
    </style:style>
    <style:style style:name="T1" style:family="text">
      <style:text-properties style:font-name-complex="Arial1"/>
    </style:style>
    <style:style style:name="T2" style:family="text">
      <style:text-properties officeooo:rsid="001a85aa" style:font-name-complex="Arial1"/>
    </style:style>
    <style:style style:name="T3" style:family="text">
      <style:text-properties officeooo:rsid="002167e9" style:font-name-complex="Arial1"/>
    </style:style>
    <style:style style:name="T4" style:family="text">
      <style:text-properties officeooo:rsid="001d0a2e" style:font-name-complex="Arial1"/>
    </style:style>
    <style:style style:name="T5" style:family="text">
      <style:text-properties fo:color="#000000" style:font-name-asian="Arial1" style:language-asian="pl" style:country-asian="PL" style:font-name-complex="Arial1"/>
    </style:style>
    <style:style style:name="T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T8" style:family="text">
      <style:text-properties officeooo:rsid="00301348"/>
    </style:style>
    <style:style style:name="T9" style:family="text">
      <style:text-properties fo:font-weight="bold" style:font-weight-asian="bold" style:font-name-complex="Arial1"/>
    </style:style>
    <style:style style:name="T10" style:family="text">
      <style:text-properties fo:font-weight="bold" officeooo:rsid="0030651f" style:font-weight-asian="bold" style:font-name-complex="Arial1"/>
    </style:style>
    <style:style style:name="T11" style:family="text">
      <style:text-properties style:font-name="Arial" fo:font-size="7pt" style:font-size-asian="7pt" style:font-name-complex="Arial1" style:font-size-complex="7pt"/>
    </style:style>
    <style:style style:name="T12" style:family="text">
      <style:text-properties style:font-name="Arial" fo:font-size="7pt" officeooo:rsid="00315d74" style:font-size-asian="7pt" style:font-name-complex="Arial1" style:font-size-complex="7pt"/>
    </style:style>
    <style:style style:name="T13" style:family="text">
      <style:text-properties style:font-name="Arial" style:font-name-complex="Arial1"/>
    </style:style>
    <style:style style:name="T14" style:family="text">
      <style:text-properties style:font-name="Arial" officeooo:rsid="00207cc7" style:font-name-complex="Arial1"/>
    </style:style>
    <style:style style:name="T15" style:family="text">
      <style:text-properties style:font-name="Tahoma"/>
    </style:style>
    <style:style style:name="T16" style:family="text">
      <style:text-properties officeooo:rsid="00205a85"/>
    </style:style>
    <style:style style:name="T17" style:family="text">
      <style:text-properties officeooo:rsid="00315d74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/>
      <text:p text:style-name="P29">SPRAWOZDANIE FINANSOWE</text:p>
      <text:p text:style-name="P29"/>
      <text:p text:style-name="P29"><text:s text:c="5"/>JFS <text:s text:c="4"/>SPÓŁKA Z OGRANICZONA ODPOWIEDZIALNOSCIA</text:p>
      <text:p text:style-name="P29"/>
      <text:p text:style-name="P29"/>
      <text:p text:style-name="P29"/>
      <text:p text:style-name="P29"/>
      <text:p text:style-name="P29">z siedzibą:</text:p>
      <text:p text:style-name="P29"/>
      <text:p text:style-name="P32">ul. STANISŁAWA LESZCZYNSKIEGO, nr 4, lok. 29, miejsc. WROCŁAW, kod 50-078</text:p>
      <text:p text:style-name="P29"/>
      <text:p text:style-name="P29"/>
      <text:p text:style-name="P30">2019 rok</text:p>
      <text:p text:style-name="P2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ŚWIADCZENIE</text:p>
      <text:p text:style-name="P3"/>
      <text:p text:style-name="P3">Stosownie do artykułu 52 ustawy o rachunkowości z dnia 29 września 1994 r. <text:s/>z późniejszymi zmianami.</text:p>
      <text:p text:style-name="P11"><text:span text:style-name="T1">Zarząd <text:s text:c="3"/>JFS <text:s text:c="2"/>SP Z O O. przedstawia sprawozdanie finansowe za rok kończący się 31 grudnia 201</text:span><text:span text:style-name="T2">9</text:span><text:span text:style-name="T1"> r. </text:span></text:p>
      <text:p text:style-name="P3">Na które składa się:</text:p>
      <text:p text:style-name="P3">- Wprowadzenie do sprawozdania finansowego</text:p>
      <text:p text:style-name="P12"><text:span text:style-name="T1">- Bilans sporządzony na dzień 31 grudzień 201</text:span><text:span text:style-name="T2">9</text:span><text:span text:style-name="T1"> r.</text:span></text:p>
      <text:p text:style-name="P12"><text:span text:style-name="T1">- Rachunek zysków i strat rodzajowy za okres od <text:s text:c="2"/></text:span><text:span text:style-name="T4">22 października </text:span><text:span text:style-name="T1"><text:s/>201</text:span><text:span text:style-name="T2">9 </text:span><text:span text:style-name="T1"><text:s/>do 31 grudnia 201</text:span><text:span text:style-name="T2">9 <text:s text:c="3"/></text:span></text:p>
      <text:p text:style-name="P3">- Informacja dodatkowa, obejmująca wprowadzenie do sprawozdania finansowego </text:p>
      <text:p text:style-name="P3"><text:s text:c="2"/>oraz opis wybranych pozycji.</text:p>
      <text:p text:style-name="P20"><text:span text:style-name="T1">Sprawozdanie finansowe sporządzone zostało zgodnie z przedstawionymi zasadami ustawy o rachunkowości, a także rzetelnie przedstawia sytuację majątkową i finansową <text:s text:c="3"/>JFS <text:s text:c="4"/>SP Z O O.</text:span><text:span text:style-name="T5"> <text:s text:c="47"/><text:tab/><text:tab/><text:tab/><text:tab/><text:tab/><text:tab/> <text:s text:c="5"/>Sprawozdanie finansowe zostało sporządzone przy założeniu kontynuacji działalności gospodarczej przez spółkę, przez co najmniej 12 kolejnych miesięcy.</text:span></text:p>
      <text:p text:style-name="P3"><text:s text:c="49"/></text:p>
      <text:p text:style-name="P3">SPORZĄDZAJĄCY SPRAWOZDANIE </text:p>
      <text:p text:style-name="P3">Artur Hendz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Część I</text:p>
      <text:p text:style-name="P29"/>
      <text:p text:style-name="P29">Wprowadzenie</text:p>
      <text:p text:style-name="P29">Do sprawozdania finansowego <text:s/></text:p>
      <text:p text:style-name="P2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Sprawozdanie finansowe dotyczy:</text:p>
      <text:p text:style-name="P6">ul. STANISŁAWA LESZCZYNSKIEGO, nr 4, lok. 29, miejsc. WROCŁAW, kod 50-078</text:p>
      <text:p text:style-name="P3"/>
      <text:p text:style-name="P3"/>
      <text:p text:style-name="P3">1. <text:s/>Organ rejestrowy:</text:p>
      <text:p text:style-name="P3"/>
      <text:p text:style-name="P2">SAD REJONOWY DLA WROCŁAWIA-FABRYCZNEJ WE WROCŁAWIU, VI WYDZIAŁ GOSPODARCZY</text:p>
      <text:p text:style-name="P2">KRAJOWEGO REJESTRU SADOWEGO</text:p>
      <text:p text:style-name="P3">Data rejestracji: <text:span text:style-name="T15">22.10.2019</text:span></text:p>
      <text:p text:style-name="P3">Nr. KRS: 0000809970</text:p>
      <text:p text:style-name="P3">Regon: <text:span text:style-name="T15">384683369</text:span></text:p>
      <text:p text:style-name="P3">NIP: 8971872244</text:p>
      <text:p text:style-name="P3"/>
      <text:p text:style-name="P3"/>
      <text:p text:style-name="P3">2. <text:s text:c="2"/>Dane dotyczące członków zarządu:</text:p>
      <text:p text:style-name="P3"/>
      <text:p text:style-name="P3"><text:span text:style-name="T16">Joanna Furman</text:span> <text:s text:c="4"/>- <text:span text:style-name="T16">Prezes <text:s/>Zarządu</text:span></text:p>
      <text:p text:style-name="P7"/>
      <text:p text:style-name="P3"/>
      <text:p text:style-name="P3"/>
      <text:p text:style-name="P3"/>
      <text:p text:style-name="P3">3. <text:s/>Okres objęty sprawozdaniem finansowym</text:p>
      <text:p text:style-name="P3">Przedmiotowe sprawozdanie zawiera dane finansowe za okres obrachunkowy </text:p>
      <text:p text:style-name="P18"><text:span text:style-name="T13">Od <text:s text:c="3"/></text:span><text:span text:style-name="T15">22.10.2019</text:span><text:span text:style-name="T13"> <text:s text:c="2"/>do <text:s text:c="3"/>31.12.201</text:span><text:span text:style-name="T14">9</text:span><text:span text:style-name="T13"> r.</text:span></text:p>
      <text:p text:style-name="P3"/>
      <text:p text:style-name="P3"/>
      <text:p text:style-name="P3">4. <text:s/>Przedmiot działalności Spółki</text:p>
      <text:p text:style-name="P3"/>
      <text:p text:style-name="P3">Przedmiot głównej działalności:</text:p>
      <text:p text:style-name="P3"/>
      <text:p text:style-name="P3">82, 99, Z, POZOSTAŁA DZIAŁALNOSC WSPOMAGAJACA PROWADZENIE</text:p>
      <text:p text:style-name="P3">DZIAŁALNOSCI GOSPODARCZEJ, GDZIE INDZIEJ NIESKLASYFIKOWANA</text:p>
      <text:p text:style-name="P3"/>
      <text:p text:style-name="P3">Przedmiot pozostałej działalności:</text:p>
      <text:p text:style-name="P3"/>
      <text:p text:style-name="P3">45, 19, Z, SPRZEDAZ HURTOWA I DETALICZNA POZOSTAŁYCH POJAZDÓW</text:p>
      <text:p text:style-name="P3">SAMOCHODOWYCH, Z WYŁACZENIEM MOTOCYKLI</text:p>
      <text:p text:style-name="P3">64, 99, Z, POZOSTAŁA FINANSOWA DZIAŁALNOSC USŁUGOWA, GDZIE INDZIEJ</text:p>
      <text:p text:style-name="P3">NIESKLASYFIKOWANA, Z WYŁACZENIEM UBEZPIECZEN I FUNDUSZÓW</text:p>
      <text:p text:style-name="P3">EMERYTALNYCH</text:p>
      <text:p text:style-name="P3">66, 19, Z, POZOSTAŁA DZIAŁALNOSC WSPOMAGAJACA USŁUGI FINANSOWE, Z</text:p>
      <text:p text:style-name="P3">WYŁACZENIEM UBEZPIECZEN I FUNDUSZÓW EMERYTALNYCH</text:p>
      <text:p text:style-name="P3"/>
      <text:p text:style-name="P3"/>
      <text:p text:style-name="P3">5. <text:s/>Dane łączne</text:p>
      <text:p text:style-name="P3">W skład Spółki nie wchodzą wewnętrzne jednostki organizacyjne sporządzające samodzielnie sprawozdania finansowe.</text:p>
      <text:p text:style-name="P3"/>
      <text:p text:style-name="P3"/>
      <text:p text:style-name="P3">6. <text:s/>Sprawozdanie zostało przygotowane zgodnie z wymogami Ustawy z dnia 29 września 1994 roku o rachunkowości.</text:p>
      <text:p text:style-name="P3"/>
      <text:p text:style-name="P3"/>
      <text:p text:style-name="P3">7. <text:s/>Wynik finansowy za dany rok obrotowy obejmuje wszystkie osiągnięte i przypadające na jego rzecz przychody oraz związane z tymi przychodami koszty, zgodnie z zasadami memoriału, współmierności i ostrożnej wyceny. <text:s text:c="28"/></text:p>
      <text:p text:style-name="P3"><text:s/>Po zatwierdzeniu rocznego sprawozdania finansowego wynik finansowy zalicza się do pozycji: </text:p>
      <text:p text:style-name="P3">Zysk lub Strata z lat ubiegłych. </text:p>
      <text:p text:style-name="P3"/>
      <text:p text:style-name="P3"><text:s text:c="125"/></text:p>
      <text:p text:style-name="P3">8. <text:s/>Środki trwałe ujmowane są według ceny nabycia lub kosztów wytworzenia. W przypadku trwałej utraty wartości dokonywane są odpisy z tytułu trwałej utraty wartości.</text:p>
      <text:p text:style-name="P3"/>
      <text:p text:style-name="P3"/>
      <text:p text:style-name="P3">9. <text:s/>Wykazane w bilansie na koniec roku obrotowego aktywa i pasywa wyceniono następującymi metodami, wynikającymi z przyjętych zasad rachunkowości:</text:p>
      <text:p text:style-name="P3"><text:s text:c="2"/>środki pieniężne, należności i inne aktywa, a także fundusze własne według wartości nominalnych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/>
      <text:p text:style-name="P29">Część II</text:p>
      <text:p text:style-name="P29"/>
      <text:p text:style-name="P32"><text:span text:style-name="T1">Bilans 201</text:span><text:span text:style-name="T3">9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5">Segment</text:p>
          </table:table-cell>
          <table:table-cell table:style-name="Tabela1.A1" office:value-type="string">
            <text:p text:style-name="P25">Nazwa</text:p>
          </table:table-cell>
          <table:table-cell table:style-name="Tabela1.A1" office:value-type="string">
            <text:p text:style-name="P25">Początek okresu</text:p>
          </table:table-cell>
          <table:table-cell table:style-name="Tabela1.A1" office:value-type="string">
            <text:p text:style-name="P26">2019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AKTYWA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26012.28">
            <text:p text:style-name="P27">26 012,28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Aktywa trwał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</text:p>
          </table:table-cell>
          <table:table-cell table:style-name="Tabela1.A1" office:value-type="string">
            <text:p text:style-name="P25">Wartości niematerialne i praw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Koszty zakończonych prac rozwojow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Wartość firm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3</text:p>
          </table:table-cell>
          <table:table-cell table:style-name="Tabela1.A1" office:value-type="string">
            <text:p text:style-name="P25">Inne wartości niematerialne i praw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4</text:p>
          </table:table-cell>
          <table:table-cell table:style-name="Tabela1.A1" office:value-type="string">
            <text:p text:style-name="P25">Zaliczki na wartości niematerialne i praw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I</text:p>
          </table:table-cell>
          <table:table-cell table:style-name="Tabela1.A1" office:value-type="string">
            <text:p text:style-name="P25">Rzeczowe aktywa trwał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Środki trwał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grunty (w tym prawo użytkowania wieczystego gruntu)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budynki, lokale, prawa do lokali i obiekty inżynierii lądowej i wodnej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c</text:p>
          </table:table-cell>
          <table:table-cell table:style-name="Tabela1.A1" office:value-type="string">
            <text:p text:style-name="P25">urządzenia techniczne i maszyn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d</text:p>
          </table:table-cell>
          <table:table-cell table:style-name="Tabela1.A1" office:value-type="string">
            <text:p text:style-name="P25">środki transportu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e</text:p>
          </table:table-cell>
          <table:table-cell table:style-name="Tabela1.A1" office:value-type="string">
            <text:p text:style-name="P25">inne środki trwał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Środki trwałe w budowi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3</text:p>
          </table:table-cell>
          <table:table-cell table:style-name="Tabela1.A1" office:value-type="string">
            <text:p text:style-name="P25">Zaliczki na środki trwałe w budowi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II</text:p>
          </table:table-cell>
          <table:table-cell table:style-name="Tabela1.A1" office:value-type="string">
            <text:p text:style-name="P25">Należności dług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Od jednostek powiązan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Od pozostałych jednostek, w których jednostka posiada zaangażowanie w kapital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3</text:p>
          </table:table-cell>
          <table:table-cell table:style-name="Tabela1.A1" office:value-type="string">
            <text:p text:style-name="P25">Od pozostałych jednostek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V</text:p>
          </table:table-cell>
          <table:table-cell table:style-name="Tabela1.A1" office:value-type="string">
            <text:p text:style-name="P25">Inwestycje dług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Nieruchomośc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Wartości niematerialne i praw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3</text:p>
          </table:table-cell>
          <table:table-cell table:style-name="Tabela1.A1" office:value-type="string">
            <text:p text:style-name="P25">Długoterminowe aktywa finan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w jednostkach powiązan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ały lub akcj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papiery wartości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elone pożyczk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długoterminowe aktywa finan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w pozostałych jednostkach, w których jednostka posiada zaangażowanie w kapital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ały lub akcj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papiery wartości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elone pożyczk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długoterminowe aktywa finan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c</text:p>
          </table:table-cell>
          <table:table-cell table:style-name="Tabela1.A1" office:value-type="string">
            <text:p text:style-name="P25">w pozostałych jednostka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ały lub akcj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papiery wartości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elone pożyczk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długoterminowe aktywa finan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4</text:p>
          </table:table-cell>
          <table:table-cell table:style-name="Tabela1.A1" office:value-type="string">
            <text:p text:style-name="P25">Inne inwestycje dług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V</text:p>
          </table:table-cell>
          <table:table-cell table:style-name="Tabela1.A1" office:value-type="string">
            <text:p text:style-name="P25">Długoterminowe rozliczenia międzyokre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Aktywa z tytułu odroczonego podatku dochodowego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Inne rozliczenia międzyokre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Aktywa obrot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1012.28">
            <text:p text:style-name="P27">11 012,28</text:p>
          </table:table-cell>
        </table:table-row>
        <table:table-row table:style-name="Tabela1.1">
          <table:table-cell table:style-name="Tabela1.A1" office:value-type="string">
            <text:p text:style-name="P25">I</text:p>
          </table:table-cell>
          <table:table-cell table:style-name="Tabela1.A1" office:value-type="string">
            <text:p text:style-name="P25">Zapas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3226.92">
            <text:p text:style-name="P27">3 226,92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Materiał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Półprodukty i produkty w toku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3</text:p>
          </table:table-cell>
          <table:table-cell table:style-name="Tabela1.A1" office:value-type="string">
            <text:p text:style-name="P25">Produkty got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4</text:p>
          </table:table-cell>
          <table:table-cell table:style-name="Tabela1.A1" office:value-type="string">
            <text:p text:style-name="P25">Towar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5</text:p>
          </table:table-cell>
          <table:table-cell table:style-name="Tabela1.A1" office:value-type="string">
            <text:p text:style-name="P25">Zaliczki na dostawy i usług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3226.92">
            <text:p text:style-name="P27">3 226,92</text:p>
          </table:table-cell>
        </table:table-row>
        <table:table-row table:style-name="Tabela1.1">
          <table:table-cell table:style-name="Tabela1.A1" office:value-type="string">
            <text:p text:style-name="P25">II</text:p>
          </table:table-cell>
          <table:table-cell table:style-name="Tabela1.A1" office:value-type="string">
            <text:p text:style-name="P25">Należności krótk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7769.27">
            <text:p text:style-name="P27">7 769,27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Należności od jednostek powiązan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z tytułu dostaw i usług, o okresie spłaty: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do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powyżej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in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Należności od pozostałych jednostek, w których jednostka posiada zaangażowanie w kapital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z tytułu dostaw i usług, o okresie spłaty: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do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powyżej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in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3</text:p>
          </table:table-cell>
          <table:table-cell table:style-name="Tabela1.A1" office:value-type="string">
            <text:p text:style-name="P25">Należności od pozostałych jednostek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7769.27">
            <text:p text:style-name="P27">7 769,27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z tytułu dostaw i usług, o okresie spłaty: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7600">
            <text:p text:style-name="P27">7 60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do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7600">
            <text:p text:style-name="P27">7 60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powyżej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z tytułu podatków, dotacji, ceł, ubezpieczeń społecznych i zdrowotnych oraz innych tytułów publicznoprawn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69.27">
            <text:p text:style-name="P27">169,27</text:p>
          </table:table-cell>
        </table:table-row>
        <table:table-row table:style-name="Tabela1.1">
          <table:table-cell table:style-name="Tabela1.A1" office:value-type="string">
            <text:p text:style-name="P25">c</text:p>
          </table:table-cell>
          <table:table-cell table:style-name="Tabela1.A1" office:value-type="string">
            <text:p text:style-name="P25">in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d</text:p>
          </table:table-cell>
          <table:table-cell table:style-name="Tabela1.A1" office:value-type="string">
            <text:p text:style-name="P25">dochodzone na drodze sądowej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II</text:p>
          </table:table-cell>
          <table:table-cell table:style-name="Tabela1.A1" office:value-type="string">
            <text:p text:style-name="P25">Inwestycje krótk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6.09">
            <text:p text:style-name="P27">16,09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Krótkoterminowe aktywa finan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6.09">
            <text:p text:style-name="P27">16,09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w jednostkach powiązan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ały lub akcj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papiery wartości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elone pożyczk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krótkoterminowe aktywa finan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w pozostałych jednostka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ały lub akcj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papiery wartości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udzielone pożyczk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krótkoterminowe aktywa finan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c</text:p>
          </table:table-cell>
          <table:table-cell table:style-name="Tabela1.A1" office:value-type="string">
            <text:p text:style-name="P25">środki pieniężne i inne aktywa pienięż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6.09">
            <text:p text:style-name="P27">16,09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środki pieniężne w kasie i na rachunka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6.09">
            <text:p text:style-name="P27">16,09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środki pienięż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inne aktywa pienięż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Inne inwestycje krótk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V</text:p>
          </table:table-cell>
          <table:table-cell table:style-name="Tabela1.A1" office:value-type="string">
            <text:p text:style-name="P25">Krótkoterminowe rozliczenia międzyokre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C</text:p>
          </table:table-cell>
          <table:table-cell table:style-name="Tabela1.A1" office:value-type="string">
            <text:p text:style-name="P25">Należne wpłaty na kapitał (fundusz) podstawow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5000">
            <text:p text:style-name="P27">15 000,00</text:p>
          </table:table-cell>
        </table:table-row>
        <table:table-row table:style-name="Tabela1.1">
          <table:table-cell table:style-name="Tabela1.A1" office:value-type="string">
            <text:p text:style-name="P25">D</text:p>
          </table:table-cell>
          <table:table-cell table:style-name="Tabela1.A1" office:value-type="string">
            <text:p text:style-name="P25">Udziały (akcje) włas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Aktywa razem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26012.28">
            <text:p text:style-name="P27">26 012,28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PASYWA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26012.28">
            <text:p text:style-name="P27">26 012,28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Kapitał (fundusz) własn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4242.02">
            <text:p text:style-name="P27">14 242,02</text:p>
          </table:table-cell>
        </table:table-row>
        <table:table-row table:style-name="Tabela1.1">
          <table:table-cell table:style-name="Tabela1.A1" office:value-type="string">
            <text:p text:style-name="P25">I</text:p>
          </table:table-cell>
          <table:table-cell table:style-name="Tabela1.A1" office:value-type="string">
            <text:p text:style-name="P25">Kapitał (fundusz) podstawow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5000">
            <text:p text:style-name="P27">15 000,00</text:p>
          </table:table-cell>
        </table:table-row>
        <table:table-row table:style-name="Tabela1.1">
          <table:table-cell table:style-name="Tabela1.A1" office:value-type="string">
            <text:p text:style-name="P25">II</text:p>
          </table:table-cell>
          <table:table-cell table:style-name="Tabela1.A1" office:value-type="string">
            <text:p text:style-name="P25">Kapitał (fundusz) zapasowy, w tym: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nadwyżka wartości sprzedaży (wartości emisyjnej) nad wartością nominalną udziałów (akcji)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II</text:p>
          </table:table-cell>
          <table:table-cell table:style-name="Tabela1.A1" office:value-type="string">
            <text:p text:style-name="P25">Kapitał (fundusz) z aktualizacji wyceny, w tym: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z tytułu aktualizacji wartości godziwej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V</text:p>
          </table:table-cell>
          <table:table-cell table:style-name="Tabela1.A1" office:value-type="string">
            <text:p text:style-name="P25">Pozostałe kapitały (fundusze) rezerwowe, w tym: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tworzone zgodnie z umową (statutem) spółk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na udziały (akcje) włas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V</text:p>
          </table:table-cell>
          <table:table-cell table:style-name="Tabela1.A1" office:value-type="string">
            <text:p text:style-name="P25">Zysk (strata) z lat ubiegł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VI</text:p>
          </table:table-cell>
          <table:table-cell table:style-name="Tabela1.A1" office:value-type="string">
            <text:p text:style-name="P25">Zysk (strata) netto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-757.98">
            <text:p text:style-name="P27">-757,98</text:p>
          </table:table-cell>
        </table:table-row>
        <table:table-row table:style-name="Tabela1.1">
          <table:table-cell table:style-name="Tabela1.A1" office:value-type="string">
            <text:p text:style-name="P25">VII</text:p>
          </table:table-cell>
          <table:table-cell table:style-name="Tabela1.A1" office:value-type="string">
            <text:p text:style-name="P25">Odpisy z zysku netto w ciągu roku obrotowego (wielkość ujemna)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Zobowiązania i rezerwy na zobowiązania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11770.26">
            <text:p text:style-name="P27">11 770,26</text:p>
          </table:table-cell>
        </table:table-row>
        <table:table-row table:style-name="Tabela1.1">
          <table:table-cell table:style-name="Tabela1.A1" office:value-type="string">
            <text:p text:style-name="P25">I</text:p>
          </table:table-cell>
          <table:table-cell table:style-name="Tabela1.A1" office:value-type="string">
            <text:p text:style-name="P25">Rezerwy na zobowiązania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Rezerwa z tytułu odroczonego podatku dochodowego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Rezerwa na świadczenia emerytalne i podob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długoterminowa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krótkoterminowa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3</text:p>
          </table:table-cell>
          <table:table-cell table:style-name="Tabela1.A1" office:value-type="string">
            <text:p text:style-name="P25">Pozostałe rezerw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dług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krótk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I</text:p>
          </table:table-cell>
          <table:table-cell table:style-name="Tabela1.A1" office:value-type="string">
            <text:p text:style-name="P25">Zobowiązania dług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3765.01">
            <text:p text:style-name="P27">3 765,01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Wobec jednostek powiązan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Wobec pozostałych jednostek, w których jednostka posiada zaangażowanie w kapital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3</text:p>
          </table:table-cell>
          <table:table-cell table:style-name="Tabela1.A1" office:value-type="string">
            <text:p text:style-name="P25">Wobec pozostałych jednostek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3765.01">
            <text:p text:style-name="P27">3 765,01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kredyty i pożyczk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z tytułu emisji dłużnych papierów wartościow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c</text:p>
          </table:table-cell>
          <table:table-cell table:style-name="Tabela1.A1" office:value-type="string">
            <text:p text:style-name="P25">inne zobowiązania finan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d</text:p>
          </table:table-cell>
          <table:table-cell table:style-name="Tabela1.A1" office:value-type="string">
            <text:p text:style-name="P25">zobowiązania weksl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e</text:p>
          </table:table-cell>
          <table:table-cell table:style-name="Tabela1.A1" office:value-type="string">
            <text:p text:style-name="P25">in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3765.01">
            <text:p text:style-name="P27">3 765,01</text:p>
          </table:table-cell>
        </table:table-row>
        <table:table-row table:style-name="Tabela1.1">
          <table:table-cell table:style-name="Tabela1.A1" office:value-type="string">
            <text:p text:style-name="P25">III</text:p>
          </table:table-cell>
          <table:table-cell table:style-name="Tabela1.A1" office:value-type="string">
            <text:p text:style-name="P25">Zobowiązania krótk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8005.25">
            <text:p text:style-name="P27">8 005,25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Zobowiązania wobec jednostek powiązan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z tytułu dostaw i usług, o okresie wymagalności: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do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powyżej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in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Zobowiązania wobec pozostałych jednostek, w których jednostka posiada zaangażowanie w kapital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z tytułu dostaw i usług, o okresie wymagalności: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do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powyżej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in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3</text:p>
          </table:table-cell>
          <table:table-cell table:style-name="Tabela1.A1" office:value-type="string">
            <text:p text:style-name="P25">Zobowiązania wobec pozostałych jednostek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8005.25">
            <text:p text:style-name="P27">8 005,25</text:p>
          </table:table-cell>
        </table:table-row>
        <table:table-row table:style-name="Tabela1.1">
          <table:table-cell table:style-name="Tabela1.A1" office:value-type="string">
            <text:p text:style-name="P25">a</text:p>
          </table:table-cell>
          <table:table-cell table:style-name="Tabela1.A1" office:value-type="string">
            <text:p text:style-name="P25">kredyty i pożyczk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b</text:p>
          </table:table-cell>
          <table:table-cell table:style-name="Tabela1.A1" office:value-type="string">
            <text:p text:style-name="P25">z tytułu emisji dłużnych papierów wartościow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c</text:p>
          </table:table-cell>
          <table:table-cell table:style-name="Tabela1.A1" office:value-type="string">
            <text:p text:style-name="P25">inne zobowiązania finan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d</text:p>
          </table:table-cell>
          <table:table-cell table:style-name="Tabela1.A1" office:value-type="string">
            <text:p text:style-name="P25">z tytułu dostaw i usług, o okresie wymagalności: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584.25">
            <text:p text:style-name="P27">584,25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do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584.25">
            <text:p text:style-name="P27">584,25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powyżej 12 miesięc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e</text:p>
          </table:table-cell>
          <table:table-cell table:style-name="Tabela1.A1" office:value-type="string">
            <text:p text:style-name="P25">zaliczki otrzymane na dostawy i usługi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f</text:p>
          </table:table-cell>
          <table:table-cell table:style-name="Tabela1.A1" office:value-type="string">
            <text:p text:style-name="P25">zobowiązania weksl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g</text:p>
          </table:table-cell>
          <table:table-cell table:style-name="Tabela1.A1" office:value-type="string">
            <text:p text:style-name="P25">z tytułu podatków, ceł, ubezpieczeń społecznych i zdrowotnych oraz innych tytułów publicznoprawnych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h</text:p>
          </table:table-cell>
          <table:table-cell table:style-name="Tabela1.A1" office:value-type="string">
            <text:p text:style-name="P25">z tytułu wynagrodzeń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</text:p>
          </table:table-cell>
          <table:table-cell table:style-name="Tabela1.A1" office:value-type="string">
            <text:p text:style-name="P25">in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7421">
            <text:p text:style-name="P27">7 421,00</text:p>
          </table:table-cell>
        </table:table-row>
        <table:table-row table:style-name="Tabela1.1">
          <table:table-cell table:style-name="Tabela1.A1" office:value-type="string">
            <text:p text:style-name="P25">4</text:p>
          </table:table-cell>
          <table:table-cell table:style-name="Tabela1.A1" office:value-type="string">
            <text:p text:style-name="P25">Fundusze specjaln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IV</text:p>
          </table:table-cell>
          <table:table-cell table:style-name="Tabela1.A1" office:value-type="string">
            <text:p text:style-name="P25">Rozliczenia międzyokre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1</text:p>
          </table:table-cell>
          <table:table-cell table:style-name="Tabela1.A1" office:value-type="string">
            <text:p text:style-name="P25">Ujemna wartość firmy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2</text:p>
          </table:table-cell>
          <table:table-cell table:style-name="Tabela1.A1" office:value-type="string">
            <text:p text:style-name="P25">Inne rozliczenia międzyokres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dług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krótkoterminowe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0">
            <text:p text:style-name="P27">0,00</text:p>
          </table:table-cell>
        </table:table-row>
        <table:table-row table:style-name="Tabela1.1">
          <table:table-cell table:style-name="Tabela1.A1" office:value-type="string">
            <text:p text:style-name="P25">-</text:p>
          </table:table-cell>
          <table:table-cell table:style-name="Tabela1.A1" office:value-type="string">
            <text:p text:style-name="P25">Pasywa razem</text:p>
          </table:table-cell>
          <table:table-cell table:style-name="Tabela1.C2" office:value-type="float" office:value="0">
            <text:p text:style-name="P27">0,00</text:p>
          </table:table-cell>
          <table:table-cell table:style-name="Tabela1.C2" office:value-type="float" office:value="26012.28">
            <text:p text:style-name="P27">26 012,28</text:p>
          </table:table-cell>
        </table:table-row>
      </table:table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Część III</text:p>
      <text:p text:style-name="P29"/>
      <text:p text:style-name="P29">Rachunek Zysków i Strat <text:s/>201<text:span text:style-name="T8">9</text:span></text:p>
      <text:p text:style-name="P29">(Porównawczy)</text:p>
      <text:p text:style-name="P2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8"><text:tab/></text:p>
      <text:p text:style-name="P3"/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8">2019 r.</text:p>
          </table:table-cell>
        </table:table-row>
        <table:table-row table:style-name="Tabela2.1">
          <table:table-cell table:style-name="Tabela2.A2" office:value-type="string">
            <text:p text:style-name="P25">A</text:p>
          </table:table-cell>
          <table:table-cell table:style-name="Tabela2.A2" office:value-type="string">
            <text:p text:style-name="P25">Przychody netto ze sprzedaży i zrównane z nimi</text:p>
          </table:table-cell>
          <table:table-cell table:style-name="Tabela2.C2" office:value-type="float" office:value="7439.02">
            <text:p text:style-name="P27">7 439,02</text:p>
          </table:table-cell>
        </table:table-row>
        <table:table-row table:style-name="Tabela2.1">
          <table:table-cell table:style-name="Tabela2.A1" office:value-type="string">
            <text:p text:style-name="P25">I</text:p>
          </table:table-cell>
          <table:table-cell table:style-name="Tabela2.A1" office:value-type="string">
            <text:p text:style-name="P25">Przychody netto ze sprzedaży</text:p>
          </table:table-cell>
          <table:table-cell table:style-name="Tabela2.C3" office:value-type="float" office:value="7439.02">
            <text:p text:style-name="P27">7 439,02</text:p>
          </table:table-cell>
        </table:table-row>
        <table:table-row table:style-name="Tabela2.1">
          <table:table-cell table:style-name="Tabela2.A1" office:value-type="string">
            <text:p text:style-name="P25">II</text:p>
          </table:table-cell>
          <table:table-cell table:style-name="Tabela2.A1" office:value-type="string">
            <text:p text:style-name="P25">Zmiana stanu produktów (zwiększenie - wartość dodatnia, zmniejszenie - wartość ujemna)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II</text:p>
          </table:table-cell>
          <table:table-cell table:style-name="Tabela2.A1" office:value-type="string">
            <text:p text:style-name="P25">Koszt wytworzenia produktów na własne potrzeby jednostki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B</text:p>
          </table:table-cell>
          <table:table-cell table:style-name="Tabela2.A1" office:value-type="string">
            <text:p text:style-name="P25">Koszty działalności operacyjnej</text:p>
          </table:table-cell>
          <table:table-cell table:style-name="Tabela2.C3" office:value-type="float" office:value="8197">
            <text:p text:style-name="P27">8 197,00</text:p>
          </table:table-cell>
        </table:table-row>
        <table:table-row table:style-name="Tabela2.1">
          <table:table-cell table:style-name="Tabela2.A1" office:value-type="string">
            <text:p text:style-name="P25">I</text:p>
          </table:table-cell>
          <table:table-cell table:style-name="Tabela2.A1" office:value-type="string">
            <text:p text:style-name="P25">Amortyzacja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I</text:p>
          </table:table-cell>
          <table:table-cell table:style-name="Tabela2.A1" office:value-type="string">
            <text:p text:style-name="P25">Zużycie materiałów i energii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paliwo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koszty zużycia prądu, gazu, wody itp.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części, mat. samochodowe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mat.pomocnicze, narzędzia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art. do utrzymania biura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wyposażenie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II</text:p>
          </table:table-cell>
          <table:table-cell table:style-name="Tabela2.A1" office:value-type="string">
            <text:p text:style-name="P25">Usługi obce</text:p>
          </table:table-cell>
          <table:table-cell table:style-name="Tabela2.C3" office:value-type="float" office:value="8175">
            <text:p text:style-name="P27">8 175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czynsz, wynajem</text:p>
          </table:table-cell>
          <table:table-cell table:style-name="Tabela2.C3" office:value-type="float" office:value="75">
            <text:p text:style-name="P27">75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ubezpieczenia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transport, bilety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noclegi, gastronomia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usługi samochodowe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pozostałe usługi</text:p>
          </table:table-cell>
          <table:table-cell table:style-name="Tabela2.C3" office:value-type="float" office:value="400">
            <text:p text:style-name="P27">40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leasing operacyjny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opłaty za tel. internet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koszty pośrednictwa leasingowego</text:p>
          </table:table-cell>
          <table:table-cell table:style-name="Tabela2.C3" office:value-type="float" office:value="7700">
            <text:p text:style-name="P27">7 70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koszty reklamy, ogłoszeń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leasing finansowy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V</text:p>
          </table:table-cell>
          <table:table-cell table:style-name="Tabela2.A1" office:value-type="string">
            <text:p text:style-name="P25">Wynagrodzenia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V</text:p>
          </table:table-cell>
          <table:table-cell table:style-name="Tabela2.A1" office:value-type="string">
            <text:p text:style-name="P25">Ubezpieczenia społeczne i inne świadczenia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emerytalne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VI</text:p>
          </table:table-cell>
          <table:table-cell table:style-name="Tabela2.A1" office:value-type="string">
            <text:p text:style-name="P25">Pozostałe koszty, w tym:</text:p>
          </table:table-cell>
          <table:table-cell table:style-name="Tabela2.C3" office:value-type="float" office:value="22">
            <text:p text:style-name="P27">22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wartość sprzedanych towarów i materiałów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opłaty bankowe</text:p>
          </table:table-cell>
          <table:table-cell table:style-name="Tabela2.C3" office:value-type="float" office:value="22">
            <text:p text:style-name="P27">22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podróże służbowe, delegacje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opłaty administracyjne, pozostałe podatki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C</text:p>
          </table:table-cell>
          <table:table-cell table:style-name="Tabela2.A1" office:value-type="string">
            <text:p text:style-name="P25">Zysk (strata) ze sprzedaży (A-B)</text:p>
          </table:table-cell>
          <table:table-cell table:style-name="Tabela2.C3" office:value-type="float" office:value="-757.98">
            <text:p text:style-name="P27">-757,98</text:p>
          </table:table-cell>
        </table:table-row>
        <table:table-row table:style-name="Tabela2.1">
          <table:table-cell table:style-name="Tabela2.A1" office:value-type="string">
            <text:p text:style-name="P25">D</text:p>
          </table:table-cell>
          <table:table-cell table:style-name="Tabela2.A1" office:value-type="string">
            <text:p text:style-name="P25">Pozostałe przychody operacyjne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</text:p>
          </table:table-cell>
          <table:table-cell table:style-name="Tabela2.A1" office:value-type="string">
            <text:p text:style-name="P25">aktualizacja wartości aktywów niefinansowych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E</text:p>
          </table:table-cell>
          <table:table-cell table:style-name="Tabela2.A1" office:value-type="string">
            <text:p text:style-name="P25">Pozostałe koszty operacyjne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</text:p>
          </table:table-cell>
          <table:table-cell table:style-name="Tabela2.A1" office:value-type="string">
            <text:p text:style-name="P25">inne koszty operacyjne</text:p>
          </table:table-cell>
          <table:table-cell table:style-name="Tabela2.C3" office:value-type="float" office:value="0">
            <text:p text:style-name="P27">0,00</text:p>
          </table:table-cell>
        </table:table-row>
        <text:soft-page-break/>
        <table:table-row table:style-name="Tabela2.1">
          <table:table-cell table:style-name="Tabela2.A1" office:value-type="string">
            <text:p text:style-name="P25">II</text:p>
          </table:table-cell>
          <table:table-cell table:style-name="Tabela2.A1" office:value-type="string">
            <text:p text:style-name="P25">n-KUP (nie stanowiące kosztów uzyskania przychodów)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F</text:p>
          </table:table-cell>
          <table:table-cell table:style-name="Tabela2.A1" office:value-type="string">
            <text:p text:style-name="P25">Przychody finansowe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</text:p>
          </table:table-cell>
          <table:table-cell table:style-name="Tabela2.A1" office:value-type="string">
            <text:p text:style-name="P25">Dywidendy i udziały w zyskach od jednostek, w których jednostka posiada zaangażowanie w kapitale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od jednostek powiązanych, w których jednostka posiada zaangażowanie w kapitale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I</text:p>
          </table:table-cell>
          <table:table-cell table:style-name="Tabela2.A1" office:value-type="string">
            <text:p text:style-name="P25">Odsetki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od jednostek powiązanych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II</text:p>
          </table:table-cell>
          <table:table-cell table:style-name="Tabela2.A1" office:value-type="string">
            <text:p text:style-name="P25">Zysk z tytułu rozchodu aktywów finansowych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w jednostkach powiązanych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V</text:p>
          </table:table-cell>
          <table:table-cell table:style-name="Tabela2.A1" office:value-type="string">
            <text:p text:style-name="P25">Aktualizacja wartości aktywów finansowych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G</text:p>
          </table:table-cell>
          <table:table-cell table:style-name="Tabela2.A1" office:value-type="string">
            <text:p text:style-name="P25">Koszty finansowe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</text:p>
          </table:table-cell>
          <table:table-cell table:style-name="Tabela2.A1" office:value-type="string">
            <text:p text:style-name="P25">Odsetki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dla jednostek powiązanych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I</text:p>
          </table:table-cell>
          <table:table-cell table:style-name="Tabela2.A1" office:value-type="string">
            <text:p text:style-name="P25">Strata z tytułu rozchodu aktywów finansowych, w tym: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-</text:p>
          </table:table-cell>
          <table:table-cell table:style-name="Tabela2.A1" office:value-type="string">
            <text:p text:style-name="P25">w jednostkach powiązanych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III</text:p>
          </table:table-cell>
          <table:table-cell table:style-name="Tabela2.A1" office:value-type="string">
            <text:p text:style-name="P25">Aktualizacja wartości aktywów finansowych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H</text:p>
          </table:table-cell>
          <table:table-cell table:style-name="Tabela2.A1" office:value-type="string">
            <text:p text:style-name="P25">Zysk (strata) brutto (C+D-E+F-G)</text:p>
          </table:table-cell>
          <table:table-cell table:style-name="Tabela2.C3" office:value-type="float" office:value="-757.98">
            <text:p text:style-name="P27">-757,98</text:p>
          </table:table-cell>
        </table:table-row>
        <table:table-row table:style-name="Tabela2.1">
          <table:table-cell table:style-name="Tabela2.A1" office:value-type="string">
            <text:p text:style-name="P25">I</text:p>
          </table:table-cell>
          <table:table-cell table:style-name="Tabela2.A1" office:value-type="string">
            <text:p text:style-name="P25">Podatek dochodowy</text:p>
          </table:table-cell>
          <table:table-cell table:style-name="Tabela2.C3" office:value-type="float" office:value="0">
            <text:p text:style-name="P27">0,00</text:p>
          </table:table-cell>
        </table:table-row>
        <table:table-row table:style-name="Tabela2.1">
          <table:table-cell table:style-name="Tabela2.A1" office:value-type="string">
            <text:p text:style-name="P25">J</text:p>
          </table:table-cell>
          <table:table-cell table:style-name="Tabela2.A1" office:value-type="string">
            <text:p text:style-name="P25">Zysk (strata) netto (H-I)</text:p>
          </table:table-cell>
          <table:table-cell table:style-name="Tabela2.C3" office:value-type="float" office:value="-757.98">
            <text:p text:style-name="P27">-757,98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Część IV</text:p>
      <text:p text:style-name="P31"/>
      <text:p text:style-name="P29">INFORMACJA DODATKOWA 2018</text:p>
      <text:p text:style-name="P31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14">METODY WYCENY AKTYWÓW I PASYWÓW</text:p>
      <text:p text:style-name="P3">Spółka dokonuje wyceny aktywów i pasywów zgodnie z postanowieniami Ustawy o rachunkowości przy założeniu, że Spółka będzie kontynuowała działalność gospodarczą, w oparciu o poniższe zasady stosowane w sposób ciągły: <text:s/></text:p>
      <text:p text:style-name="P15">1. ŚRODKI TRWAŁE I WARTOŚCI NIEMATERIALNE I PRAWNE</text:p>
      <text:p text:style-name="P3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3">Środki trwałe w budowie wyceniane są w wysokości ogółu kosztów pozostających w bezpośrednim związku z ich nabyciem lub wytworzeniem, w tym również kosztów finansowania zewnętrznego pomniejszonych o odpisy z tytułu trwałej utraty wartości. </text:p>
      <text:p text:style-name="P3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3">Amortyzacja wartości niematerialnych i prawnych o wartości do 10.000 zł :</text:p>
      <text:p text:style-name="P3">zastosować amortyzację jednorazową i tym samym ująć odpis amortyzacyjny w miesiącu przyjęcia WNiP do użytkowania</text:p>
      <text:p text:style-name="P3"/>
      <text:p text:style-name="P3">Amortyzacja wartości niematerialnych i prawnych o wartości powyżej 10.000 zł :</text:p>
      <text:p text:style-name="P3">licencji (sublicencji) na programy komputerowe oraz od praw autorskich - 24 miesiące (max. roczna stawka amortyzacji 50%);</text:p>
      <text:p text:style-name="P3">licencji na wyświetlanie filmów oraz na emisję programów radiowych i telewizyjnych - 24 miesiące (max. roczna stawka amortyzacji 50%);</text:p>
      <text:p text:style-name="P3">poniesionych kosztów zakończonych prac rozwojowych - 12 miesięcy;</text:p>
      <text:p text:style-name="P3">pozostałych wartości niematerialnych i prawnych - 60 miesięcy (max. roczna stawka amortyzacji 20%).</text:p>
      <text:p text:style-name="P3">Środki trwałe i wartości niematerialne i prawne o wartości równej lub niższej niż 3.500,00 zł są amortyzowane jednorazowo w momencie oddania do użytkowania. </text:p>
      <text:p text:style-name="P3">Odpisy z tytułu trwałej utraty wartości środków trwałych, środków trwałych w budowie oraz wartości niematerialnych i prawnych dokonywane są w ciężar pozostałych kosztów operacyjnych.</text:p>
      <text:p text:style-name="P3"/>
      <text:p text:style-name="P15">2. RZECZOWE SKŁADNIKI AKTYWÓW OBROTOWYCH</text:p>
      <text:p text:style-name="P3">Pozycja nie dotyczy</text:p>
      <text:p text:style-name="P3"/>
      <text:p text:style-name="P15">3. NALEŻNOŚCI</text:p>
      <text:p text:style-name="P3">Należności wycenia się w kwocie wymaganej zapłaty, z zachowaniem zasady ostrożnej wyceny i wykazuje w wartości netto po pomniejszeniu o odpisy aktualizujące.</text:p>
      <text:p text:style-name="P3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3">Wartość należności podlega aktualizacji wyceny przy uwzględnieniu stopnia prawdopodobieństwa ich zapłaty poprzez dokonanie odpisu aktualizującego.</text:p>
      <text:p text:style-name="P3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3"/>
      <text:p text:style-name="P15">4. INWESTYCJE KRÓTKOTERMINOWE</text:p>
      <text:p text:style-name="P3">Krótkoterminowe inwestycje finansowe ujmuje się w księgach rachunkowych według ceny nabycia lub kosztów zakupu jeżeli koszty przeprowadzenia transakcji zakupu są nieistotne. </text:p>
      <text:p text:style-name="P3"/>
      <text:p text:style-name="P15">5. ŚRODKI PIENIĘŻNE</text:p>
      <text:p text:style-name="P3">Środki pieniężne wykazuje się w wartości nominalnej. <text:s/></text:p>
      <text:p text:style-name="P3">Środki pieniężne wyrażone w walutach obcych na dzień bilansowy wycenia się po obowiązującym na ten dzień kursie średnim ustalonym dla danej waluty przez NBP. </text:p>
      <text:p text:style-name="P3">Różnice kursowe powstałe w związku z wyceną na dzień bilansowy środków pieniężnych wyrażonych w walutach obcych zarachowuje się odpowiednio na przychody lub koszty finansowe. </text:p>
      <text:p text:style-name="P3"/>
      <text:p text:style-name="P15">6. ROZLICZENIA MIĘDZYOKRESOWE CZYNNE</text:p>
      <text:p text:style-name="P3">Rozliczenia międzyokresowe czynne dokonywane są, jeżeli koszty poniesione dotyczą przyszłych okresów sprawozdawczych. </text:p>
      <text:p text:style-name="P3">Odpisy czynnych rozliczeń międzyokresowych kosztów następują stosowanie do upływu czasu i sposób rozliczenia jest uzasadniony charakterem rozliczanych kosztów, z zachowaniem zasady ostrożnej wyceny. </text:p>
      <text:p text:style-name="P3"/>
      <text:p text:style-name="P15">7. KAPITAŁY WŁASNE</text:p>
      <text:p text:style-name="P3">Kapitały własne ujmuje się w księgach rachunkowych w wartości nominalnej według ich rodzajów i zasad określonych przepisami prawa i Umowy Spółki.</text:p>
      <text:p text:style-name="P3"/>
      <text:p text:style-name="P15">8. REZERWY</text:p>
      <text:p text:style-name="P3">Pozycja nie dotyczy Spółki.</text:p>
      <text:p text:style-name="P3"/>
      <text:p text:style-name="P15">9. ZOBOWIĄZANIA</text:p>
      <text:p text:style-name="P3">Na dzień powstania zobowiązania ujmuje się według wartości nominalnej. Na dzień bilansowy zobowiązania wycenia się w kwocie wymagającej zapłaty.</text:p>
      <text:p text:style-name="P3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 </text:p>
      <text:p text:style-name="P3"/>
      <text:p text:style-name="P15">10. ROZLICZENIA MIĘDZYOKRESOWE KOSZTÓW BIERNE</text:p>
      <text:p text:style-name="P3">Bierne rozliczenia międzyokresowe kosztów dokonywane są w wysokości prawdopodobnych zobowiązań przypadających na bieżący okres sprawozdawczy, wynikających w szczególności: </text:p>
      <text:p text:style-name="P21">- ze świadczeń wykonanych na rzecz jednostki przez kontrahentów jednostki, gdy kwotę zobowiązania można oszacować w sposób wiarygodny,</text:p>
      <text:p text:style-name="P21"><text:soft-page-break/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 </text:p>
      <text:p text:style-name="P3">Odpisy biernych rozliczeń międzyokresowych kosztów następują stosownie do upływu czasu. Czas i sposób rozliczenia jest uzasadniony charakterem rozliczanych kosztów, z zachowaniem zasady ostrożności. </text:p>
      <text:p text:style-name="P3"/>
      <text:p text:style-name="P3"/>
      <text:p text:style-name="P15">11. PRZYCHODY I KOSZTY</text:p>
      <text:p text:style-name="P3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 </text:p>
      <text:p text:style-name="P3">Spółka prowadzi ewidencję kosztów w układzie rodzajowo - funkcjonalnym oraz sporządza porównawczy wariant rachunku zysków i strat.</text:p>
      <text:p text:style-name="P3"/>
      <text:p text:style-name="P15">12. WYCENA TRANSKACJI W WALUTACH OBCYCH</text:p>
      <text:p text:style-name="P3">Wyrażone w walutach obcych operacje gospodarcze ujmuje się w księgach rachunkowych na dzień ich przeprowadzenia odpowiednio po kursie:</text:p>
      <text:p text:style-name="P21">- kupna lub sprzedaży walut stosowanym przez bank, z którego usług korzysta jednostka – w przypadku operacji sprzedaży lub kupna walut oraz operacji zapłaty należności lub zobowiązań;</text:p>
      <text:p text:style-name="P21">- średnim ustalonym dla danej waluty przez NBP na ten dzień, chyba że w zgłoszeniu celnym lub innym wiążącym jednostkę dokumencie ustalony został inny kurs – w przypadku pozostałych operacji.</text:p>
      <text:p text:style-name="P12"><text:span text:style-name="T1">Brak pozycji w walucie obcej do wyceny bilansowej na dzień 31 grudnia 2018 roku</text:span><text:span text:style-name="T9"> </text:span></text:p>
      <text:p text:style-name="P15"/>
      <text:p text:style-name="P15"/>
      <text:p text:style-name="P22">13 Wynik finansowy</text:p>
      <text:p text:style-name="P23">1. Wynik finansowy ustala się na poziomie wyniku netto.</text:p>
      <text:p text:style-name="P16">2. Spółka może ustalać aktywa i rezerwy z tytułu odroczonego podatku dochodowego<text:bookmark text:name="_Hlk4531723"/></text:p>
      <text:p text:style-name="P16"/>
      <text:p text:style-name="P15"/>
      <text:p text:style-name="P15"/>
      <text:p text:style-name="P15"/>
      <text:p text:style-name="P15">Opis wybranych pozycji:</text:p>
      <text:p text:style-name="P15"/>
      <text:p text:style-name="P15"/>
      <text:p text:style-name="P9">I</text:p>
      <text:p text:style-name="P3">Wydatki nie stanowiące kosztów uzyskania przychodów w roku 201<text:span text:style-name="T17">9</text:span> nie wystąpiły</text:p>
      <text:p text:style-name="P3"/>
      <text:p text:style-name="P3"/>
      <text:p text:style-name="P3">II</text:p>
      <text:p text:style-name="P3">Różnice między wynikiem finansowym brutto a podstawą opodatkowania podatkiem dochodowym od osób prawnych nie wystąpiły</text:p>
      <text:p text:style-name="P3"/>
      <text:p text:style-name="P9"/>
      <text:p text:style-name="P10">II<text:span text:style-name="T17">I</text:span></text:p>
      <text:p text:style-name="P9">podstawa opodatkowania <text:s/>wyniosła <text:s text:c="2"/>0 zł</text:p>
      <text:p text:style-name="P9"/>
      <text:p text:style-name="P9"/>
      <text:p text:style-name="P10">II<text:span text:style-name="T17">I</text:span></text:p>
      <text:p text:style-name="P9">Podatek dochodowy CIT-8 <text:s/>wyniósł <text:s text:c="3"/>0 zł</text:p>
      <text:p text:style-name="P9"/>
      <text:p text:style-name="P10"/>
      <text:p text:style-name="P3">VI</text:p>
      <text:p text:style-name="P19"><text:span text:style-name="T11">Wynik finansowy netto w roku 201</text:span><text:span text:style-name="T12">9</text:span><text:span text:style-name="T11"> wynosi <text:s text:c="2"/></text:span><text:span text:style-name="T6">-</text:span><text:span text:style-name="T7">757,98 </text:span><text:span text:style-name="T11">zł</text:span></text:p>
      <text:p text:style-name="P3"/>
      <text:p text:style-name="P3"/>
      <text:p text:style-name="P3"/>
      <text:p text:style-name="P3"/>
      <text:p text:style-name="P12"><text:span text:style-name="T9">Wrocław, 7 marca 20</text:span><text:span text:style-name="T10">20</text:span><text:span text:style-name="T9"> roku</text:span></text:p>
      <text:p text:style-name="P33"/>
      <text:p text:style-name="P24"/>
      <text:p text:style-name="P3"/>
      <text:p text:style-name="P34"/>
      <text:p text:style-name="P3"/>
      <text:p text:style-name="P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"/>
          </table:table-cell>
        </table:table-row>
      </table:table>
      <text:p text:style-name="P35"/>
      <text:p text:style-name="P24"/>
      <text:p text:style-name="P24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53cm" fo:margin-bottom="1.249cm" fo:margin-left="1.838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 style:next-style-name="Converted1">
      <style:footer>
        <text:p text:style-name="Footer"/>
      </style:footer>
    </style:master-page>
    <style:master-page style:name="Converted1" style:page-layout-name="Mpm2">
      <style:footer>
        <text:p text:style-name="MP1"/>
      </style:footer>
    </style:master-page>
    <style:master-page style:name="Converted4" style:page-layout-name="Mpm2" style:next-style-name="Converted3">
      <style:footer>
        <text:p text:style-name="Footer"/>
      </style:footer>
    </style:master-page>
    <style:master-page style:name="Converted3" style:page-layout-name="Mpm2">
      <style:footer>
        <text:p text:style-name="MP1"/>
      </style:footer>
    </style:master-page>
    <style:master-page style:name="Converted5" style:page-layout-name="Mpm3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2:15:23.514000000</meta:creation-date>
    <dc:date>2020-03-05T14:34:35.927000000</dc:date>
    <meta:editing-duration>PT56M59S</meta:editing-duration>
    <meta:editing-cycles>30</meta:editing-cycles>
    <meta:generator>LibreOffice/6.2.5.2$Windows_X86_64 LibreOffice_project/1ec314fa52f458adc18c4f025c545a4e8b22c159</meta:generator>
    <meta:document-statistic meta:table-count="3" meta:image-count="0" meta:object-count="0" meta:page-count="21" meta:paragraph-count="904" meta:word-count="2840" meta:character-count="18888" meta:non-whitespace-character-count="16587"/>
  </office:meta>
</office:document-meta>
</file>